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modern"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085cm" fo:min-width="0cm"/>
    </style:style>
    <style:style style:name="gr4" style:family="graphic" style:parent-style-name="standard" style:list-style-name="L2">
      <style:graphic-properties draw:stroke="none" draw:fill="none"/>
      <style:paragraph-properties style:writing-mode="lr-tb"/>
    </style:style>
    <style:style style:name="gr5" style:family="graphic" style:parent-style-name="standard">
      <style:graphic-properties draw:stroke="none" draw:fill="none"/>
      <style:paragraph-properties style:writing-mode="lr-tb"/>
    </style:style>
    <style:style style:name="gr6" style:family="graphic" style:parent-style-name="standard" style:list-style-name="L2">
      <style:graphic-properties draw:stroke="none" draw:fill="none"/>
      <style:paragraph-properties style:writing-mode="lr-tb"/>
    </style:style>
    <style:style style:name="gr7" style:family="graphic" style:parent-style-name="standard" style:list-style-name="L2">
      <style:graphic-properties draw:stroke="none" draw:fill="none"/>
      <style:paragraph-properties style:writing-mode="lr-tb"/>
    </style:style>
    <style:style style:name="gr8"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9"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10" style:family="graphic" style:parent-style-name="standard">
      <style:graphic-properties draw:fill="solid" draw:fill-color="#ffff00" draw:textarea-vertical-align="middle" draw:auto-grow-height="false" fo:min-height="1.655cm" fo:min-width="2.273cm" fo:wrap-option="wrap"/>
    </style:style>
    <style:style style:name="gr11" style:family="graphic" style:parent-style-name="standard">
      <style:graphic-properties draw:fill="solid" draw:fill-color="#3faf46" draw:textarea-horizontal-align="justify" draw:textarea-vertical-align="middle" draw:auto-grow-height="false" fo:min-height="6.936cm" fo:min-width="5.339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15" style:family="graphic" style:parent-style-name="standard">
      <style:graphic-properties draw:fill="solid" draw:fill-color="#3faf46" draw:textarea-horizontal-align="justify" draw:textarea-vertical-align="middle" draw:auto-grow-height="false" fo:min-height="0.068cm" fo:min-width="4.079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02cm" fo:min-width="2.96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00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20" style:family="graphic" style:parent-style-name="standard">
      <style:graphic-properties draw:fill="solid" draw:fill-color="#3faf46" draw:textarea-vertical-align="middle" draw:auto-grow-height="false" fo:min-height="0.009cm" fo:min-width="2.418cm" fo:wrap-option="wrap"/>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35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24" style:family="graphic" style:parent-style-name="standard">
      <style:graphic-properties draw:fill="solid" draw:fill-color="#729fcf" draw:textarea-vertical-align="middle" draw:auto-grow-height="false" fo:min-height="2.926cm" fo:min-width="2.676cm" fo:wrap-option="wrap"/>
    </style:style>
    <style:style style:name="gr25" style:family="graphic" style:parent-style-name="standard">
      <style:graphic-properties draw:textarea-vertical-align="middle" draw:auto-grow-height="false" fo:min-height="0.009cm" fo:min-width="2.418cm" fo:wrap-option="wrap"/>
    </style:style>
    <style:style style:name="gr26"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28" style:family="graphic" style:parent-style-name="standard">
      <style:graphic-properties draw:textarea-vertical-align="middle" draw:auto-grow-height="false" fo:min-height="1.655cm" fo:min-width="2.04cm" fo:wrap-option="wrap"/>
    </style:style>
    <style:style style:name="gr29"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30" style:family="graphic" style:parent-style-name="standard">
      <style:graphic-properties draw:textarea-horizontal-align="justify" draw:textarea-vertical-align="middle" draw:auto-grow-height="false" fo:min-height="0.386cm" fo:min-width="3.454cm"/>
    </style:style>
    <style:style style:name="gr31"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32" style:family="graphic" style:parent-style-name="standard">
      <style:graphic-properties draw:stroke="none" dr3d:horizontal-segments="4" dr3d:vertical-segments="14" dr3d:close-front="true" dr3d:close-back="true"/>
    </style:style>
    <style:style style:name="gr33"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34"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style:text-properties fo:color="#ffffff" loext:opacity="100%"/>
    </style:style>
    <style:style style:name="P3" style:family="paragraph">
      <loext:graphic-properties draw:fill="none" draw:fill-color="#ffffff"/>
      <style:text-properties fo:color="#ffffff" loext:opacity="100%"/>
    </style:style>
    <style:style style:name="P4" style:family="paragraph">
      <loext:graphic-properties draw:fill-color="#ffffff"/>
      <style:paragraph-properties style:writing-mode="lr-tb"/>
    </style:style>
    <style:style style:name="P5" style:family="paragraph">
      <loext:graphic-properties draw:fill-color="#ffffff"/>
      <style:text-properties fo:font-size="20pt"/>
    </style:style>
    <style:style style:name="P6" style:family="paragraph">
      <style:paragraph-properties fo:margin-left="0cm" fo:margin-right="0cm" fo:margin-top="0.374cm" fo:margin-bottom="0cm" fo:text-indent="0cm"/>
    </style:style>
    <style:style style:name="P7" style:family="paragraph">
      <loext:graphic-properties draw:fill-color="#ffffff"/>
      <style:paragraph-properties style:writing-mode="lr-tb"/>
      <style:text-properties fo:font-size="20pt"/>
    </style:style>
    <style:style style:name="P8" style:family="paragraph">
      <loext:graphic-properties draw:fill-color="#3faf46"/>
      <style:paragraph-properties style:writing-mode="lr-tb"/>
    </style:style>
    <style:style style:name="P9" style:family="paragraph">
      <style:paragraph-properties fo:text-align="center"/>
    </style:style>
    <style:style style:name="P10" style:family="paragraph">
      <style:text-properties fo:color="#ff8000" loext:opacity="100%" style:text-outline="false" fo:text-shadow="1pt 1pt" fo:font-weight="bold" style:font-weight-asian="bold" style:font-weight-complex="bold"/>
    </style:style>
    <style:style style:name="P11" style:family="paragraph">
      <loext:graphic-properties draw:fill="none" draw:fill-color="#ffffff"/>
      <style:text-properties fo:color="#ff8000" loext:opacity="100%" style:text-outline="false" fo:text-shadow="1pt 1pt" fo:font-weight="bold" style:font-weight-asian="bold" style:font-weight-complex="bold"/>
    </style:style>
    <style:style style:name="P12" style:family="paragraph">
      <style:paragraph-properties fo:margin-left="0cm" fo:margin-right="0cm" fo:margin-top="0.374cm" fo:margin-bottom="0cm" fo:line-height="100%" fo:text-indent="0cm"/>
    </style:style>
    <style:style style:name="P13" style:family="paragraph">
      <loext:graphic-properties draw:fill="none"/>
      <style:paragraph-properties fo:margin-left="0cm" fo:margin-right="0cm" fo:margin-top="0.374cm" fo:margin-bottom="0cm" fo:line-height="100%" fo:text-indent="0cm" style:writing-mode="lr-tb"/>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text-align="start"/>
    </style:style>
    <style:style style:name="P16" style:family="paragraph">
      <loext:graphic-properties draw:fill="none"/>
      <style:paragraph-properties style:writing-mode="lr-tb"/>
    </style:style>
    <style:style style:name="P17" style:family="paragraph">
      <style:paragraph-properties fo:margin-left="0cm" fo:margin-right="0cm" fo:margin-top="0.3cm" fo:margin-bottom="0cm" fo:line-height="100%" fo:text-indent="0cm"/>
    </style:style>
    <style:style style:name="P18" style:family="paragraph">
      <loext:graphic-properties draw:fill="none"/>
      <style:paragraph-properties fo:margin-left="0cm" fo:margin-right="0cm" fo:margin-top="0.3cm" fo:margin-bottom="0cm" fo:line-height="100%" fo:text-indent="0cm" style:writing-mode="lr-tb"/>
      <style:text-properties fo:font-size="18pt"/>
    </style:style>
    <style:style style:name="P19" style:family="paragraph">
      <loext:graphic-properties draw:fill="none"/>
      <style:paragraph-properties style:writing-mode="lr-tb"/>
      <style:text-properties fo:font-size="18pt"/>
    </style:style>
    <style:style style:name="P20" style:family="paragraph">
      <style:paragraph-properties fo:text-align="center" style:writing-mode="lr-tb"/>
    </style:style>
    <style:style style:name="P21" style:family="paragraph">
      <loext:graphic-properties draw:fill="solid" draw:fill-color="#ffff00"/>
      <style:paragraph-properties fo:text-align="center" style:writing-mode="lr-tb"/>
    </style:style>
    <style:style style:name="P22" style:family="paragraph">
      <loext:graphic-properties draw:fill="solid" draw:fill-color="#729fcf"/>
      <style:paragraph-properties fo:text-align="center" style:writing-mode="lr-tb"/>
    </style:style>
    <style:style style:name="P23" style:family="paragraph">
      <loext:graphic-properties draw:fill="solid" draw:fill-color="#ffff00"/>
      <style:paragraph-properties fo:text-align="center"/>
    </style:style>
    <style:style style:name="P24" style:family="paragraph">
      <loext:graphic-properties draw:fill="solid" draw:fill-color="#3faf46"/>
      <style:paragraph-properties fo:text-align="center"/>
    </style:style>
    <style:style style:name="P25" style:family="paragraph">
      <loext:graphic-properties draw:fill="none" draw:fill-color="#ffffff"/>
      <style:paragraph-properties style:writing-mode="lr-tb"/>
    </style:style>
    <style:style style:name="P26" style:family="paragraph">
      <loext:graphic-properties draw:fill="solid" draw:fill-color="#729fcf"/>
      <style:paragraph-properties fo:text-align="center"/>
    </style:style>
    <style:style style:name="P27" style:family="paragraph">
      <loext:graphic-properties draw:fill="none" draw:fill-color="#ffffff"/>
      <style:paragraph-properties style:writing-mode="lr-tb"/>
      <style:text-properties fo:color="#ff0000" loext:opacity="100%" style:text-outline="false" fo:font-weight="bold" style:font-weight-asian="bold" style:font-weight-complex="bold"/>
    </style:style>
    <style:style style:name="P28" style:family="paragraph">
      <loext:graphic-properties draw:fill="solid" draw:fill-color="#ff8000"/>
      <style:paragraph-properties fo:text-align="center" style:writing-mode="lr-tb"/>
    </style:style>
    <style:style style:name="P29" style:family="paragraph">
      <loext:graphic-properties draw:fill="none" draw:fill-color="#ffffff"/>
    </style:style>
    <style:style style:name="P3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1"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2" style:family="paragraph">
      <loext:graphic-properties draw:fill-color="#ffffff"/>
    </style:style>
    <style:style style:name="T1" style:family="text">
      <style:text-properties fo:color="#ffffff" loext:opacity="100%"/>
    </style:style>
    <style:style style:name="T2" style:family="text">
      <style:text-properties fo:font-weight="bold" style:font-weight-asian="bold" style:font-weight-complex="bold"/>
    </style:style>
    <style:style style:name="T3" style:family="text">
      <style:text-properties fo:color="#ff8000" loext:opacity="100%" fo:text-shadow="1pt 1pt"/>
    </style:style>
    <style:style style:name="T4" style:family="text">
      <style:text-properties fo:color="#ff8000" loext:opacity="100%" style:text-outline="false" fo:text-shadow="1pt 1pt" fo:font-weight="bold" style:font-weight-asian="bold" style:font-weight-complex="bold"/>
    </style:style>
    <style:style style:name="T5" style:family="text">
      <style:text-properties fo:font-size="18pt"/>
    </style:style>
    <style:style style:name="T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style:font-name="Liberation Mono" fo:font-size="10pt" style:font-name-asian="Liberation Mono" style:font-size-asian="10pt" style:font-name-complex="Liberation Mono" style:font-size-complex="10pt"/>
    </style:style>
    <style:style style:name="T8" style:family="text">
      <style:text-properties fo:color="#ff0000" loext:opacity="100%" style:text-outline="false" fo:font-size="16pt" style:font-size-asian="16pt" style:font-size-complex="16pt"/>
    </style:style>
    <style:style style:name="T9" style:family="text">
      <style:text-properties fo:color="#ff0000" loext:opacity="100%" style:text-outline="false" fo:font-size="21pt" style:font-size-asian="21pt" style:font-size-complex="21pt"/>
    </style:style>
    <style:style style:name="T10" style:family="text">
      <style:text-properties fo:color="#ff0000" loext:opacity="100%" style:text-outline="false" fo:font-size="20pt" style:font-size-asian="20pt" style:font-size-complex="20pt"/>
    </style:style>
    <style:style style:name="T11"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3" draw:layer="layout" svg:width="7.161cm" svg:height="1.673cm" svg:x="18.469cm" svg:y="13.558cm">
          <draw:text-box>
            <text:p text:style-name="P2"><text:span text:style-name="T1">Matti Vaittinen</text:span></text:p>
            <text:p text:style-name="P2"><text:span text:style-name="T1">ROHM Semiconductors</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About me</text:p>
          </draw:text-box>
        </draw:frame>
        <draw:frame presentation:style-name="pr4" draw:layer="layout" svg:width="26cm" svg:height="10cm" svg:x="0.999cm" svg:y="2.999cm" presentation:class="outline">
          <draw:text-box>
            <text:list text:style-name="L2">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draw:text-box>
            <text:list text:style-name="L2">
              <text:list-item>
                <text:p text:style-name="P1">Processor and peripherals need power</text:p>
              </text:list-item>
              <text:list-item>
                <text:p text:style-name="P1">Can be as simple as a dummy DC power source with correct voltage</text:p>
              </text:list-item>
              <text:list-item>
                <text:p text:style-name="P1">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2">
              <text:list-item>
                <text:p>Power savings by:</text:p>
                <text:list>
                  <text:list-item>
                    <text:p>Shutting down not needed devices</text:p>
                  </text:list-item>
                  <text:list-item>
                    <text:p>Stand-by state(s)</text:p>
                  </text:list-item>
                  <text:list-item>
                    <text:p>DVS (Dynamic Voltage Scaling)</text:p>
                  </text:list-item>
                </text:list>
              </text:list-item>
              <text:list-item>
                <text:p>Powering on a system at a given time...</text:p>
                <text:list>
                  <text:list-item>
                    <text:p>RTC</text:p>
                  </text:list-item>
                </text:list>
              </text:list-item>
              <text:list-item>
                <text:p>...Or by event</text:p>
                <text:list>
                  <text:list-item>
                    <text:p>HALL sensor, ...</text:p>
                  </text:list-item>
                </text:list>
                <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 more ...</text:p>
          </draw:text-box>
        </draw:frame>
        <draw:frame presentation:style-name="pr4" draw:text-style-name="P1" draw:layer="layout" svg:width="26cm" svg:height="10cm" svg:x="0.999cm" svg:y="2.999cm" presentation:class="outline">
          <draw:text-box>
            <text:list text:style-name="L2">
              <text:list-item>
                <text:p text:style-name="P6">Battery / charger</text:p>
              </text:list-item>
              <text:list-item>
                <text:p text:style-name="P6">Watchdog</text:p>
              </text:list-item>
              <text:list-item>
                <text:p text:style-name="P6">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2">
              <text:list-item>
                <text:p>PMIC – Power Management Integrated Circuit</text:p>
                <text:list>
                  <text:list-item>
                    <text:p>Multiple DC sources with specific start-up/shut-down sequence + DVS </text:p>
                  </text:list-item>
                  <text:list-item>
                    <text:p>Auxiliary blocks. (RTC, WDG, Charger, GPIO, CLK, …)</text:p>
                  </text:list-item>
                </text:list>
              </text:list-item>
              <text:list-item>
                <text:p>Often MFD drivers. (Note, allow re-use)</text:p>
                <text:list>
                  <text:list-item>
                    <text:p><text:span text:style-name="T2">Regulator</text:span>, RTC, Power supply, Watchdog, GPIO, CLK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draw:text-box>
            <text:list text:style-name="L2">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8" draw:layer="layout" svg:width="26cm" svg:height="10cm" svg:x="0.999cm" svg:y="2.999cm" presentation:class="outline" presentation:user-transformed="true">
          <draw:text-box>
            <text:list text:style-name="L2">
              <text:list-item>
                <text:p>PMIC allows configuring safety-limits</text:p>
                <text:list>
                  <text:list-item>
                    <text:p>Severity - Protection, Error, Warning</text:p>
                  </text:list-item>
                  <text:list-item>
                    <text:p>Protection =&gt; Unconditional shutdown by HW.</text:p>
                  </text:list-item>
                  <text:list-item>
                    <text:p>Error =&gt; Irrecoverable error, system not expected to be usable. Error handling by software.</text:p>
                  </text:list-item>
                  <text:list-item>
                    <text:p><text:span text:style-name="T3">Warning =&gt; Something is off-limit, system still usable but a recovery </text:span><text:span text:style-name="T3">action should be taken to prevent escalation to errors.</text:span></text:p>
                  </text:list-item>
                </text:list>
              </text:list-item>
            </text:list>
          </draw:text-box>
        </draw:frame>
        <draw:custom-shape draw:style-name="gr3" draw:text-style-name="P9"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1" draw:layer="layout" svg:width="3.148cm" svg:height="1.673cm" svg:x="0.249cm" svg:y="10.84cm">
          <draw:text-box>
            <text:p text:style-name="P10"><text:span text:style-name="T4">New(ish)</text:span></text:p>
            <text:p text:style-name="P10"><text:span text:style-name="T4">v5.14</text:span></text:p>
          </draw:text-box>
        </draw:frame>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2">
              <text:list-item>
                <text:p text:style-name="P6">Property format regulator-&lt;event&gt;-&lt;severity&gt;-&lt;unit&gt;</text:p>
                <text:p>Examples:</text:p>
                <text:p/>
                <text:p/>
                <text:p/>
              </text:list-item>
              <text:list-item>
                <text:p>Value 0 =&gt; disable, 1 =&gt; enable (with existing limit)</text:p>
              </text:list-item>
              <text:list-item>
                <text:p>others new limit</text:p>
              </text:list-item>
              <text:list-item>
                <text:p>What if hardware does not support given limit?</text:p>
              </text:list-item>
            </text:list>
          </draw:text-box>
        </draw:frame>
        <draw:frame draw:style-name="gr4" draw:text-style-name="P13" draw:layer="layout" svg:width="16.373cm" svg:height="0.961cm" svg:x="2.675cm" svg:y="5.715cm">
          <draw:text-box>
            <text:list text:style-name="L2">
              <text:list-header>
                <text:p text:style-name="P12"><text:span text:style-name="T5">regulator-oc-protection-microamp, regulator-oc-error-microamp, regulator-oc-warn-microamp</text:span></text:p>
                <text:p text:style-name="P12"><text:span text:style-name="T6">regulator-ov-protection-microvolt, </text:span><text:span text:style-name="T5">regulator-ov-error-microvolt, ...</text:span></text:p>
              </text:list-header>
            </text:list>
          </draw:text-box>
        </draw:frame>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2">
              <text:list-header>
                <text:p><text:s/></text:p>
              </text:list-header>
            </text:list>
          </draw:text-box>
        </draw:frame>
        <draw:frame draw:style-name="gr5" draw:text-style-name="P16" draw:layer="layout" svg:width="22.225cm" svg:height="9.525cm" svg:x="1.27cm" svg:y="3.175cm">
          <draw:text-box>
            <text:p text:style-name="P14"><text:span text:style-name="T7">struct </text:span><text:span text:style-name="T7"><text:a xlink:href="https://elixir.bootlin.com/linux/v6.1-rc6/C/ident/regulator_ops" xlink:type="simple">regulator_ops</text:a></text:span><text:span text:style-name="T7"><text:s/>{</text:span></text:p>
            <text:p text:style-name="P14"><text:span text:style-name="T7"><text:tab/></text:span><text:span text:style-name="T7">// snip</text:span></text:p>
            <text:p text:style-name="P14"><text:span text:style-name="T7"><text:s text:c="8"/></text:span><text:span text:style-name="T7">int (*</text:span><text:span text:style-name="T7"><text:a xlink:href="https://elixir.bootlin.com/linux/v6.1-rc6/C/ident/set_over_current_protection" xlink:type="simple">set_over_current_protection</text:a></text:span><text:span text:style-name="T7">)(struct </text:span><text:span text:style-name="T7"><text:a xlink:href="https://elixir.bootlin.com/linux/v6.1-rc6/C/ident/regulator_dev" xlink:type="simple">regulator_dev</text:a></text:span><text:span text:style-name="T7"><text:s/>*, int </text:span><text:span text:style-name="T7"><text:a xlink:href="https://elixir.bootlin.com/linux/v6.1-rc6/C/ident/lim_uA" xlink:type="simple">lim_uA</text:a></text:span><text:span text:style-name="T7">,</text:span></text:p>
            <text:p text:style-name="P14"><text:span text:style-name="T7"><text:s text:c="43"/></text:span><text:span text:style-name="T7">int </text:span><text:span text:style-name="T7"><text:a xlink:href="https://elixir.bootlin.com/linux/v6.1-rc6/C/ident/severity" xlink:type="simple">severity</text:a></text:span><text:span text:style-name="T7">, </text:span><text:span text:style-name="T7"><text:a xlink:href="https://elixir.bootlin.com/linux/v6.1-rc6/C/ident/bool" xlink:type="simple">bool</text:a></text:span><text:span text:style-name="T7"><text:s/></text:span><text:span text:style-name="T7"><text:a xlink:href="https://elixir.bootlin.com/linux/v6.1-rc6/C/ident/enable" xlink:type="simple">enable</text:a></text:span><text:span text:style-name="T7">);</text:span></text:p>
            <text:p text:style-name="P14"><text:span text:style-name="T7"><text:s text:c="8"/></text:span><text:span text:style-name="T7">int (*</text:span><text:span text:style-name="T7"><text:a xlink:href="https://elixir.bootlin.com/linux/v6.1-rc6/C/ident/set_over_voltage_protection" xlink:type="simple">set_over_voltage_protection</text:a></text:span><text:span text:style-name="T7">)(struct </text:span><text:span text:style-name="T7"><text:a xlink:href="https://elixir.bootlin.com/linux/v6.1-rc6/C/ident/regulator_dev" xlink:type="simple">regulator_dev</text:a></text:span><text:span text:style-name="T7"><text:s/>*, int lim_uV,</text:span></text:p>
            <text:p text:style-name="P14"><text:span text:style-name="T7"><text:s text:c="43"/></text:span><text:span text:style-name="T7">int </text:span><text:span text:style-name="T7"><text:a xlink:href="https://elixir.bootlin.com/linux/v6.1-rc6/C/ident/severity" xlink:type="simple">severity</text:a></text:span><text:span text:style-name="T7">, </text:span><text:span text:style-name="T7"><text:a xlink:href="https://elixir.bootlin.com/linux/v6.1-rc6/C/ident/bool" xlink:type="simple">bool</text:a></text:span><text:span text:style-name="T7"><text:s/></text:span><text:span text:style-name="T7"><text:a xlink:href="https://elixir.bootlin.com/linux/v6.1-rc6/C/ident/enable" xlink:type="simple">enable</text:a></text:span><text:span text:style-name="T7">);</text:span></text:p>
            <text:p text:style-name="P14"><text:span text:style-name="T7"><text:s text:c="8"/></text:span><text:span text:style-name="T7">int (*</text:span><text:span text:style-name="T7"><text:a xlink:href="https://elixir.bootlin.com/linux/v6.1-rc6/C/ident/set_under_voltage_protection" xlink:type="simple">set_under_voltage_protection</text:a></text:span><text:span text:style-name="T7">)(struct </text:span><text:span text:style-name="T7"><text:a xlink:href="https://elixir.bootlin.com/linux/v6.1-rc6/C/ident/regulator_dev" xlink:type="simple">regulator_dev</text:a></text:span><text:span text:style-name="T7"><text:s/>*, int lim_uV,</text:span></text:p>
            <text:p text:style-name="P14"><text:span text:style-name="T7"><text:s text:c="44"/></text:span><text:span text:style-name="T7">int </text:span><text:span text:style-name="T7"><text:a xlink:href="https://elixir.bootlin.com/linux/v6.1-rc6/C/ident/severity" xlink:type="simple">severity</text:a></text:span><text:span text:style-name="T7">, </text:span><text:span text:style-name="T7"><text:a xlink:href="https://elixir.bootlin.com/linux/v6.1-rc6/C/ident/bool" xlink:type="simple">bool</text:a></text:span><text:span text:style-name="T7"><text:s/></text:span><text:span text:style-name="T7"><text:a xlink:href="https://elixir.bootlin.com/linux/v6.1-rc6/C/ident/enable" xlink:type="simple">enable</text:a></text:span><text:span text:style-name="T7">);</text:span></text:p>
            <text:p text:style-name="P14"><text:span text:style-name="T7"><text:s text:c="8"/></text:span><text:span text:style-name="T7">int (*</text:span><text:span text:style-name="T7"><text:a xlink:href="https://elixir.bootlin.com/linux/v6.1-rc6/C/ident/set_thermal_protection" xlink:type="simple">set_thermal_protection</text:a></text:span><text:span text:style-name="T7">)(struct </text:span><text:span text:style-name="T7"><text:a xlink:href="https://elixir.bootlin.com/linux/v6.1-rc6/C/ident/regulator_dev" xlink:type="simple">regulator_dev</text:a></text:span><text:span text:style-name="T7"><text:s/>*, int </text:span><text:span text:style-name="T7"><text:a xlink:href="https://elixir.bootlin.com/linux/v6.1-rc6/C/ident/lim" xlink:type="simple">lim</text:a></text:span><text:span text:style-name="T7">,</text:span></text:p>
            <text:p text:style-name="P14"><text:span text:style-name="T7"><text:s text:c="38"/></text:span><text:span text:style-name="T7">int </text:span><text:span text:style-name="T7"><text:a xlink:href="https://elixir.bootlin.com/linux/v6.1-rc6/C/ident/severity" xlink:type="simple">severity</text:a></text:span><text:span text:style-name="T7">, </text:span><text:span text:style-name="T7"><text:a xlink:href="https://elixir.bootlin.com/linux/v6.1-rc6/C/ident/bool" xlink:type="simple">bool</text:a></text:span><text:span text:style-name="T7"><text:s/></text:span><text:span text:style-name="T7"><text:a xlink:href="https://elixir.bootlin.com/linux/v6.1-rc6/C/ident/enable" xlink:type="simple">enable</text:a></text:span><text:span text:style-name="T7">);</text:span></text:p>
            <text:p text:style-name="P14"><text:span text:style-name="T7"/></text:p>
            <text:p text:style-name="P14"><text:span text:style-name="T7">};</text:span></text:p>
            <text:p text:style-name="P15"><text:span text:style-name="T7"/></text:p>
            <text:p text:style-name="P15"><text:span text:style-name="T7">struct regulator_desc {</text:span></text:p>
            <text:p text:style-name="P15"><text:span text:style-name="T7"><text:tab/></text:span><text:span text:style-name="T7">// snip</text:span></text:p>
            <text:p text:style-name="P15"><text:span text:style-name="T7"><text:tab/></text:span><text:span text:style-name="T7">const struct regulator_ops *ops;</text:span></text:p>
            <text:p text:style-name="P15"><text:span text:style-name="T7">};</text:span></text:p>
            <text:p text:style-name="P15"><text:span text:style-name="T7"/></text:p>
            <text:p text:style-name="P15"><text:span text:style-name="T7">struct regulator_dev *devm_regulator_register(struct device *dev,</text:span></text:p>
            <text:p text:style-name="P15"><text:span text:style-name="T7"><text:tab/></text:span><text:span text:style-name="T7"><text:tab/></text:span><text:span text:style-name="T7"><text:tab/></text:span><text:span text:style-name="T7"><text:tab/></text:span><text:span text:style-name="T7"> <text:s/></text:span><text:span text:style-name="T7">const struct regulator_desc *regulator_desc,</text:span></text:p>
            <text:p text:style-name="P15"><text:span text:style-name="T7"><text:tab/></text:span><text:span text:style-name="T7"><text:tab/></text:span><text:span text:style-name="T7"><text:tab/></text:span><text:span text:style-name="T7"><text:tab/></text:span><text:span text:style-name="T7"> <text:s/></text:span><text:span text:style-name="T7">const struct regulator_config *config)</text:span></text:p>
          </draw:text-box>
        </draw:frame>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5" draw:text-style-name="P16" draw:layer="layout" svg:width="17.78cm" svg:height="9.525cm" svg:x="4.168cm" svg:y="3.146cm">
          <draw:text-box>
            <text:p><text:span text:style-name="T7">static int bd9576_set_ocp(struct regulator_dev *rdev, int lim_uA, int severity,</text:span></text:p>
            <text:p><text:span text:style-name="T7"><text:s text:c="26"/></text:span><text:span text:style-name="T7">bool enable)</text:span></text:p>
            <text:p><text:span text:style-name="T7">{</text:span></text:p>
            <text:p><text:span text:style-name="T7"><text:tab/></text:span><text:span text:style-name="T7">// snip</text:span></text:p>
            <text:p><text:span text:style-name="T7"/></text:p>
            <text:p><text:span text:style-name="T7"><text:s text:c="8"/></text:span><text:span text:style-name="T7">/* Return -EINVAL for unsupported configurations */</text:span></text:p>
            <text:p><text:span text:style-name="T7"><text:s text:c="8"/></text:span><text:span text:style-name="T7">if ((lim_uA &amp;&amp; !enable) || (!lim_uA &amp;&amp; enable))</text:span></text:p>
            <text:p><text:span text:style-name="T7"><text:s text:c="16"/></text:span><text:span text:style-name="T7">return -EINVAL;</text:span></text:p>
            <text:p><text:span text:style-name="T7"/></text:p>
            <text:p><text:span text:style-name="T7"><text:s text:c="8"/></text:span><text:span text:style-name="T7">/*</text:span></text:p>
            <text:p><text:span text:style-name="T7"><text:s text:c="9"/></text:span><text:span text:style-name="T7">* Select the correct register and appropriate register-value</text:span></text:p>
            <text:p><text:span text:style-name="T7"><text:s text:c="9"/></text:span><text:span text:style-name="T7">* conversion for given severity and limit..</text:span></text:p>
            <text:p><text:span text:style-name="T7"><text:s text:c="9"/></text:span><text:span text:style-name="T7">*/</text:span></text:p>
            <text:p><text:span text:style-name="T7"><text:s text:c="8"/></text:span><text:span text:style-name="T7">if (severity == REGULATOR_SEVERITY_PROT) {</text:span></text:p>
            <text:p><text:span text:style-name="T7"><text:s text:c="16"/></text:span><text:span text:style-name="T7">// snip</text:span></text:p>
            <text:p><text:span text:style-name="T7"><text:s text:c="8"/></text:span><text:span text:style-name="T7">} else {</text:span></text:p>
            <text:p><text:span text:style-name="T7"><text:s text:c="16"/></text:span><text:span text:style-name="T7">// snip</text:span></text:p>
            <text:p><text:span text:style-name="T7"><text:s text:c="8"/></text:span><text:span text:style-name="T7">}</text:span></text:p>
            <text:p><text:span text:style-name="T7"/></text:p>
            <text:p><text:span text:style-name="T7"><text:s text:c="8"/></text:span><text:span text:style-name="T7">/* Write configuration to registers */</text:span></text:p>
            <text:p><text:span text:style-name="T7"><text:s text:c="8"/></text:span><text:span text:style-name="T7">return bd9576_set_limit(range, num_ranges, d-&gt;regmap,</text:span></text:p>
            <text:p><text:span text:style-name="T7"><text:s text:c="32"/></text:span><text:span text:style-name="T7">reg, mask, Vfet);</text:span></text:p>
            <text:p><text:span text:style-name="T7">}</text:span></text:p>
          </draw:text-box>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2">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2">
              <text:list-header>
                <text:p>include/linux/regulator/consumer.h</text:p>
              </text:list-header>
            </text:list>
          </draw:text-box>
        </draw:frame>
        <draw:frame draw:style-name="gr6" draw:text-style-name="P18" draw:layer="layout" svg:width="20.32cm" svg:height="0.001cm" svg:x="0.634cm" svg:y="4.444cm">
          <draw:text-box>
            <text:list text:style-name="L2">
              <text:list-header>
                <text:p text:style-name="P17"><text:span text:style-name="T5">#define REGULATOR_ERROR_UNDER_VOLTAGE</text:span></text:p>
                <text:p text:style-name="P17"><text:span text:style-name="T5">#define REGULATOR_ERROR_OVER_CURRENT</text:span></text:p>
                <text:p text:style-name="P17"><text:span text:style-name="T5">#define REGULATOR_ERROR_REGULATION_OUT</text:span></text:p>
                <text:p text:style-name="P17"><text:span text:style-name="T5">#define REGULATOR_ERROR_FAIL</text:span></text:p>
                <text:p text:style-name="P17"><text:span text:style-name="T5">#define REGULATOR_ERROR_OVER_TEMP</text:span></text:p>
                <text:p text:style-name="P17"><text:span text:style-name="T5">#define REGULATOR_ERROR_UNDER_VOLTAGE_WARN <text:s text:c="8"/></text:span></text:p>
                <text:p text:style-name="P17"><text:span text:style-name="T5">#define REGULATOR_ERROR_OVER_CURRENT_WARN <text:s text:c="7"/></text:span></text:p>
                <text:p text:style-name="P17"><text:span text:style-name="T5">#define REGULATOR_ERROR_OVER_VOLTAGE_WARN <text:s text:c="6"/></text:span></text:p>
                <text:p text:style-name="P17"><text:span text:style-name="T5">#define REGULATOR_ERROR_OVER_TEMP_WARN</text:span></text:p>
              </text:list-header>
            </text:list>
          </draw:text-box>
        </draw:frame>
        <presentation:notes draw:style-name="dp2">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7" draw:text-style-name="P18" draw:layer="layout" svg:width="19.685cm" svg:height="10.16cm" svg:x="1.904cm" svg:y="2.539cm">
          <draw:text-box>
            <text:list text:style-name="L2">
              <text:list-header>
                <text:p text:style-name="P17"><text:span text:style-name="T5">#define REGULATOR_EVENT_UNDER_VOLTAGE</text:span></text:p>
                <text:p text:style-name="P17"><text:span text:style-name="T5">#define REGULATOR_EVENT_OVER_CURRENT</text:span></text:p>
                <text:p text:style-name="P17"><text:span text:style-name="T5">#define REGULATOR_EVENT_REGULATION_OUT</text:span></text:p>
                <text:p text:style-name="P17"><text:span text:style-name="T5">#define REGULATOR_EVENT_FAIL</text:span></text:p>
                <text:p text:style-name="P17"><text:span text:style-name="T5">#define REGULATOR_EVENT_OVER_TEMP</text:span></text:p>
                <text:p text:style-name="P17"><text:span text:style-name="T5">…</text:span></text:p>
                <text:p text:style-name="P17"><text:span text:style-name="T5">#define REGULATOR_EVENT_UNDER_VOLTAGE_WARN</text:span></text:p>
                <text:p text:style-name="P17"><text:span text:style-name="T5">#define REGULATOR_EVENT_OVER_CURRENT_WARN</text:span></text:p>
                <text:p text:style-name="P17"><text:span text:style-name="T5">#define REGULATOR_EVENT_OVER_VOLTAGE_WARN</text:span></text:p>
                <text:p text:style-name="P17"><text:span text:style-name="T5">#define REGULATOR_EVENT_OVER_TEMP_WARN</text:span></text:p>
                <text:p text:style-name="P17"><text:span text:style-name="T5">#define REGULATOR_EVENT_WARN_MASK</text:span></text:p>
              </text:list-header>
            </text:list>
          </draw:text-box>
        </draw:frame>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2">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5" draw:text-style-name="P19" draw:layer="layout" svg:width="19.717cm" svg:height="3.094cm" svg:x="3.152cm" svg:y="8.597cm">
          <draw:text-box>
            <text:p><text:span text:style-name="T5">void *regulator_irq_helper(struct device *dev, <text:s text:c="34"/></text:span></text:p>
            <text:p><text:span text:style-name="T5"><text:s text:c="27"/></text:span><text:span text:style-name="T5">const struct regulator_irq_desc *d, int irq, <text:s text:c="9"/></text:span></text:p>
            <text:p><text:span text:style-name="T5"><text:s text:c="27"/></text:span><text:span text:style-name="T5">int irq_flags, int common_errs, int *per_rdev_errs, <text:s text:c="2"/></text:span></text:p>
            <text:p><text:span text:style-name="T5"><text:s text:c="27"/></text:span><text:span text:style-name="T5">struct regulator_dev **rdev, int rdev_amount);</text:span></text:p>
          </draw:text-box>
        </draw:frame>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8" draw:text-style-name="P21" xml:id="id1" draw:id="id1" draw:layer="layout" svg:width="5.08cm" svg:height="3.81cm" svg:x="0.261cm" svg:y="1.27cm">
          <text:p text:style-name="P20">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2" draw:layer="layout" svg:width="5.715cm" svg:height="10.078cm" svg:x="8.255cm" svg:y="3.257cm">
          <text:p text:style-name="P20"/>
          <text:p text:style-name="P20"/>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3" xml:id="id2" draw:id="id2" draw:layer="layout" svg:width="2.773cm" svg:height="1.905cm" svg:x="5.482cm" svg:y="2.53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24"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25" draw:layer="layout" svg:width="3.914cm" svg:height="0.962cm" svg:x="8.802cm" svg:y="2.05cm">
          <draw:text-box>
            <text:p>Helper code</text:p>
          </draw:text-box>
        </draw:frame>
        <draw:frame draw:style-name="gr13" draw:text-style-name="P25" draw:layer="layout" svg:width="2.191cm" svg:height="0.962cm" svg:x="21.895cm" svg:y="2.14cm">
          <draw:text-box>
            <text:p>Driver</text:p>
          </draw:text-box>
        </draw:frame>
        <draw:frame draw:style-name="gr14" draw:text-style-name="P25" xml:id="id3" draw:id="id3" draw:layer="layout" svg:width="1.56cm" svg:height="0.962cm" svg:x="10.304cm" svg:y="3.685cm">
          <draw:text-box>
            <text:p>ISR</text:p>
          </draw:text-box>
        </draw:frame>
        <draw:custom-shape draw:style-name="gr15" draw:text-style-name="P24" xml:id="id4" draw:id="id4"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25" xml:id="id5" draw:id="id5" draw:layer="layout" svg:width="5.324cm" svg:height="0.962cm" svg:x="13.925cm" svg:y="3.543cm">
          <draw:text-box>
            <text:p>What happened?</text:p>
          </draw:text-box>
        </draw:frame>
        <draw:frame draw:style-name="gr17" draw:text-style-name="P25" xml:id="id6" draw:id="id6" draw:layer="layout" svg:width="3.884cm" svg:height="1.27cm" svg:x="20.671cm" svg:y="4.245cm">
          <draw:text-box>
            <text:p>Map event()</text:p>
          </draw:text-box>
        </draw:frame>
        <draw:frame draw:style-name="gr13" draw:text-style-name="P25" draw:layer="layout" svg:width="3.779cm" svg:height="0.962cm" svg:x="9.436cm" svg:y="5.201cm">
          <draw:text-box>
            <text:p xml:id="id7" text:id="id7">Fatal error?</text:p>
          </draw:text-box>
        </draw:frame>
        <draw:frame draw:style-name="gr18" draw:text-style-name="P25" draw:layer="layout" svg:width="5.502cm" svg:height="1.673cm" svg:x="8.396cm" svg:y="7.62cm">
          <draw:text-box>
            <text:p xml:id="id13" text:id="id13">Send notifications</text:p>
            <text:p/>
          </draw:text-box>
        </draw:frame>
        <draw:frame draw:style-name="gr19" draw:text-style-name="P25" draw:layer="layout" svg:width="4.447cm" svg:height="1.673cm" svg:x="8.888cm" svg:y="9.256cm">
          <draw:text-box>
            <text:p xml:id="id18" text:id="id18">Schedule IRQ</text:p>
            <text:p xml:id="id19" text:id="id19">re-enable</text:p>
          </draw:text-box>
        </draw:frame>
        <draw:custom-shape draw:style-name="gr20" draw:text-style-name="P24" xml:id="id20" draw:id="id20"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25" xml:id="id21" draw:id="id21" draw:layer="layout" svg:width="4.244cm" svg:height="0.962cm" svg:x="14.171cm" svg:y="9.198cm">
          <draw:text-box>
            <text:p>Try re-enable</text:p>
          </draw:text-box>
        </draw:frame>
        <draw:frame draw:style-name="gr22" draw:text-style-name="P25" xml:id="id22" draw:id="id22" draw:layer="layout" svg:width="3.279cm" svg:height="0.962cm" svg:x="21.59cm" svg:y="10.16cm">
          <draw:text-box>
            <text:p>Renable()</text:p>
          </draw:text-box>
        </draw:frame>
        <draw:frame draw:style-name="gr23" draw:text-style-name="P25" xml:id="id23" draw:id="id23" draw:layer="layout" svg:width="3.249cm" svg:height="0.962cm" svg:x="9.451cm" svg:y="11.738cm">
          <draw:text-box>
            <text:p>Success?</text:p>
          </draw:text-box>
        </draw:frame>
        <draw:custom-shape draw:style-name="gr24" draw:text-style-name="P26" xml:id="id24" draw:id="id24"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9" xml:id="id8" draw:id="id8"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6" draw:text-style-name="P25" xml:id="id9" draw:id="id9" draw:layer="layout" svg:width="5.08cm" svg:height="2.048cm" svg:x="14.058cm" svg:y="5.55cm">
          <draw:text-box>
            <text:p>Fatal and die()</text:p>
            <text:p>populated</text:p>
          </draw:text-box>
        </draw:frame>
        <draw:frame draw:style-name="gr27" draw:text-style-name="P27" xml:id="id10" draw:id="id10" draw:layer="layout" svg:width="1.768cm" svg:height="1.077cm" svg:x="19.822cm" svg:y="6.785cm">
          <draw:text-box>
            <text:p><text:span text:style-name="T8">die</text:span><text:span text:style-name="T9">(</text:span><text:span text:style-name="T10">)</text:span></text:p>
          </draw:text-box>
        </draw:frame>
        <draw:custom-shape draw:style-name="gr28" draw:text-style-name="P9" xml:id="id11" draw:id="id11" draw:layer="layout" svg:width="2.54cm" svg:height="1.905cm" svg:x="5.4cm" svg:y="5.52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9" draw:text-style-name="P28" xml:id="id12" draw:id="id12" draw:layer="layout" svg:width="5.08cm" svg:height="5.08cm" svg:x="0cm" svg:y="5.08cm">
          <text:p text:style-name="P20">Emergency</text:p>
          <text:p text:style-name="P20">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9" xml:id="id17" draw:id="id17" draw:layer="layout" svg:width="5.271cm" svg:height="1.271cm" draw:transform="rotate (-0.579972910437716) translate (3.986cm 7.749cm)">
          <text:p/>
          <draw:enhanced-geometry svg:viewBox="0 0 21600 21600" draw:text-areas="?f5 ?f1 ?f6 ?f2"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31" xml:id="id15" draw:id="id15"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 5000l125-500 125-500 250-1000 500-2000 500-2000 500-2000 500-2000h-500-500-500-500-250-250z"/>
        </dr3d:scene>
        <dr3d:scene draw:style-name="gr31" xml:id="id16" draw:id="id16"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 5000l125-500 125-500 250-1000 500-2000 500-2000 500-2000 500-2000h-500-500-500-500-250-250z"/>
        </dr3d:scene>
        <draw:frame draw:style-name="gr1" draw:text-style-name="P29" xml:id="id14" draw:id="id14"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5" draw:text-style-name="P16" draw:layer="layout" svg:width="14.26cm" svg:height="5.424cm" svg:x="1.615cm" svg:y="3.466cm">
          <draw:text-box>
            <text:p text:style-name="P15"><text:span text:style-name="T7">struct </text:span><text:span text:style-name="T7"><text:a xlink:href="https://elixir.bootlin.com/linux/v6.1-rc6/C/ident/regulator_irq_desc" xlink:type="simple">regulator_irq_desc</text:a></text:span><text:span text:style-name="T7"><text:s/>{</text:span></text:p>
            <text:p text:style-name="P15"><text:span text:style-name="T7"><text:s text:c="8"/></text:span><text:span text:style-name="T7">const char *name;</text:span></text:p>
            <text:p text:style-name="P15"><text:span text:style-name="T7"><text:s text:c="8"/></text:span><text:span text:style-name="T7">int </text:span><text:span text:style-name="T7"><text:a xlink:href="https://elixir.bootlin.com/linux/v6.1-rc6/C/ident/fatal_cnt" xlink:type="simple">fatal_cnt</text:a></text:span><text:span text:style-name="T7">;</text:span></text:p>
            <text:p text:style-name="P15"><text:span text:style-name="T7"><text:s text:c="8"/></text:span><text:span text:style-name="T7">int </text:span><text:span text:style-name="T7"><text:a xlink:href="https://elixir.bootlin.com/linux/v6.1-rc6/C/ident/reread_ms" xlink:type="simple">reread_ms</text:a></text:span><text:span text:style-name="T7">;</text:span></text:p>
            <text:p text:style-name="P15"><text:span text:style-name="T7"><text:s text:c="8"/></text:span><text:span text:style-name="T7">int </text:span><text:span text:style-name="T7"><text:a xlink:href="https://elixir.bootlin.com/linux/v6.1-rc6/C/ident/irq_off_ms" xlink:type="simple">irq_off_ms</text:a></text:span><text:span text:style-name="T7">;</text:span></text:p>
            <text:p text:style-name="P15"><text:span text:style-name="T7"><text:s text:c="8"/></text:span><text:span text:style-name="T7"><text:a xlink:href="https://elixir.bootlin.com/linux/v6.1-rc6/C/ident/bool" xlink:type="simple">bool</text:a></text:span><text:span text:style-name="T7"><text:s/></text:span><text:span text:style-name="T7"><text:a xlink:href="https://elixir.bootlin.com/linux/v6.1-rc6/C/ident/skip_off" xlink:type="simple">skip_off</text:a></text:span><text:span text:style-name="T7">;</text:span></text:p>
            <text:p text:style-name="P15"><text:span text:style-name="T7"><text:s text:c="8"/></text:span><text:span text:style-name="T7"><text:a xlink:href="https://elixir.bootlin.com/linux/v6.1-rc6/C/ident/bool" xlink:type="simple">bool</text:a></text:span><text:span text:style-name="T7"><text:s/></text:span><text:span text:style-name="T7"><text:a xlink:href="https://elixir.bootlin.com/linux/v6.1-rc6/C/ident/high_prio" xlink:type="simple">high_prio</text:a></text:span><text:span text:style-name="T7">;</text:span></text:p>
            <text:p text:style-name="P15"><text:span text:style-name="T7"><text:s text:c="8"/></text:span><text:span text:style-name="T7">void *data;</text:span></text:p>
            <text:p text:style-name="P15"><text:span text:style-name="T7"><text:s text:c="8"/></text:span><text:span text:style-name="T7">int (*</text:span><text:span text:style-name="T7"><text:a xlink:href="https://elixir.bootlin.com/linux/v6.1-rc6/C/ident/die" xlink:type="simple">die</text:a></text:span><text:span text:style-name="T7">)(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text:span></text:p>
            <text:p text:style-name="P15"><text:span text:style-name="T7"><text:s text:c="8"/></text:span><text:span text:style-name="T7">int (*</text:span><text:span text:style-name="T7"><text:a xlink:href="https://elixir.bootlin.com/linux/v6.1-rc6/C/ident/map_event" xlink:type="simple">map_event</text:a></text:span><text:span text:style-name="T7">)(int irq, 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text:span></text:p>
            <text:p text:style-name="P15"><text:span text:style-name="T7"><text:s text:c="26"/></text:span><text:span text:style-name="T7">unsigned long *</text:span><text:span text:style-name="T7"><text:a xlink:href="https://elixir.bootlin.com/linux/v6.1-rc6/C/ident/dev_mask" xlink:type="simple">dev_mask</text:a></text:span><text:span text:style-name="T7">);</text:span></text:p>
            <text:p text:style-name="P15"><text:span text:style-name="T7"><text:s text:c="8"/></text:span><text:span text:style-name="T7">int (*</text:span><text:span text:style-name="T7"><text:a xlink:href="https://elixir.bootlin.com/linux/v6.1-rc6/C/ident/renable" xlink:type="simple">renable</text:a></text:span><text:span text:style-name="T7">)(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text:span></text:p>
            <text:p text:style-name="P15"><text:span text:style-name="T7">};</text:span></text:p>
          </draw:text-box>
        </draw:frame>
        <draw:frame draw:style-name="gr5" draw:text-style-name="P16" draw:layer="layout" svg:width="17.012cm" svg:height="1.842cm" svg:x="1.403cm" svg:y="10.16cm">
          <draw:text-box>
            <text:p text:style-name="P15"><text:span text:style-name="T7">void *</text:span><text:span text:style-name="T7"><text:a xlink:href="https://elixir.bootlin.com/linux/v6.1-rc6/C/ident/regulator_irq_helper" xlink:type="simple">regulator_irq_helper</text:a></text:span><text:span text:style-name="T7">(struct </text:span><text:span text:style-name="T7"><text:a xlink:href="https://elixir.bootlin.com/linux/v6.1-rc6/C/ident/device" xlink:type="simple">device</text:a></text:span><text:span text:style-name="T7"><text:s/>*dev,</text:span></text:p>
            <text:p text:style-name="P15"><text:span text:style-name="T7"><text:s text:c="27"/></text:span><text:span text:style-name="T7">const struct </text:span><text:span text:style-name="T7"><text:a xlink:href="https://elixir.bootlin.com/linux/v6.1-rc6/C/ident/regulator_irq_desc" xlink:type="simple">regulator_irq_desc</text:a></text:span><text:span text:style-name="T7"><text:s/>*d, int irq,</text:span></text:p>
            <text:p text:style-name="P15"><text:span text:style-name="T7"><text:s text:c="27"/></text:span><text:span text:style-name="T7">int </text:span><text:span text:style-name="T7"><text:a xlink:href="https://elixir.bootlin.com/linux/v6.1-rc6/C/ident/irq_flags" xlink:type="simple">irq_flags</text:a></text:span><text:span text:style-name="T7">, int common_errs, int *per_rdev_errs,</text:span></text:p>
            <text:p text:style-name="P15"><text:span text:style-name="T7"><text:s text:c="27"/></text:span><text:span text:style-name="T7">struct </text:span><text:span text:style-name="T7"><text:a xlink:href="https://elixir.bootlin.com/linux/v6.1-rc6/C/ident/regulator_dev" xlink:type="simple">regulator_dev</text:a></text:span><text:span text:style-name="T7"><text:s/>**rdev, int rdev_amount)</text:span></text:p>
            <text:p text:style-name="P15"><text:span text:style-name="T7"/></text:p>
            <text:p text:style-name="P15"><text:span text:style-name="T7">(or devm_-variant)</text:span></text:p>
          </draw:text-box>
        </draw:frame>
        <presentation:notes draw:style-name="dp2">
          <draw:page-thumbnail draw:style-name="gr2"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5" draw:text-style-name="P16" draw:layer="layout" svg:width="9.604cm" svg:height="2.638cm" svg:x="1.826cm" svg:y="5.715cm">
          <draw:text-box>
            <text:p text:style-name="P15"><text:span text:style-name="T7">struct </text:span><text:span text:style-name="T7"><text:a xlink:href="https://elixir.bootlin.com/linux/v6.1-rc6/C/ident/regulator_irq_data" xlink:type="simple">regulator_irq_data</text:a></text:span><text:span text:style-name="T7"><text:s/>{</text:span></text:p>
            <text:p text:style-name="P15"><text:span text:style-name="T7"><text:s text:c="8"/></text:span><text:span text:style-name="T7">struct </text:span><text:span text:style-name="T7"><text:a xlink:href="https://elixir.bootlin.com/linux/v6.1-rc6/C/ident/regulator_err_state" xlink:type="simple">regulator_err_state</text:a></text:span><text:span text:style-name="T7"><text:s/>*</text:span><text:span text:style-name="T7"><text:a xlink:href="https://elixir.bootlin.com/linux/v6.1-rc6/C/ident/states" xlink:type="simple">states</text:a></text:span><text:span text:style-name="T7">;</text:span></text:p>
            <text:p text:style-name="P15"><text:span text:style-name="T7"><text:s text:c="8"/></text:span><text:span text:style-name="T7">int </text:span><text:span text:style-name="T7"><text:a xlink:href="https://elixir.bootlin.com/linux/v6.1-rc6/C/ident/num_states" xlink:type="simple">num_states</text:a></text:span><text:span text:style-name="T7">;</text:span></text:p>
            <text:p text:style-name="P15"><text:span text:style-name="T7"><text:s text:c="8"/></text:span><text:span text:style-name="T7">void *data;</text:span></text:p>
            <text:p text:style-name="P15"><text:span text:style-name="T7"><text:s text:c="8"/></text:span><text:span text:style-name="T7">long </text:span><text:span text:style-name="T7"><text:a xlink:href="https://elixir.bootlin.com/linux/v6.1-rc6/C/ident/opaque" xlink:type="simple">opaque</text:a></text:span><text:span text:style-name="T7">;</text:span></text:p>
            <text:p text:style-name="P15"><text:span text:style-name="T7">};</text:span></text:p>
          </draw:text-box>
        </draw:frame>
        <draw:frame draw:style-name="gr5" draw:text-style-name="P16" draw:layer="layout" svg:width="7.911cm" svg:height="2.638cm" svg:x="1.905cm" svg:y="2.54cm">
          <draw:text-box>
            <text:p text:style-name="P15"><text:span text:style-name="T7">struct </text:span><text:span text:style-name="T7"><text:a xlink:href="https://elixir.bootlin.com/linux/v6.1-rc6/C/ident/regulator_err_state" xlink:type="simple">regulator_err_state</text:a></text:span><text:span text:style-name="T7"><text:s/>{</text:span></text:p>
            <text:p text:style-name="P15"><text:span text:style-name="T7"><text:s text:c="8"/></text:span><text:span text:style-name="T7">struct </text:span><text:span text:style-name="T7"><text:a xlink:href="https://elixir.bootlin.com/linux/v6.1-rc6/C/ident/regulator_dev" xlink:type="simple">regulator_dev</text:a></text:span><text:span text:style-name="T7"><text:s/>*rdev;</text:span></text:p>
            <text:p text:style-name="P15"><text:span text:style-name="T7"><text:s text:c="8"/></text:span><text:span text:style-name="T7">unsigned long </text:span><text:span text:style-name="T7"><text:a xlink:href="https://elixir.bootlin.com/linux/v6.1-rc6/C/ident/notifs" xlink:type="simple">notifs</text:a></text:span><text:span text:style-name="T7">;</text:span></text:p>
            <text:p text:style-name="P15"><text:span text:style-name="T7"><text:s text:c="8"/></text:span><text:span text:style-name="T7">unsigned long </text:span><text:span text:style-name="T7"><text:a xlink:href="https://elixir.bootlin.com/linux/v6.1-rc6/C/ident/errors" xlink:type="simple">errors</text:a></text:span><text:span text:style-name="T7">;</text:span></text:p>
            <text:p text:style-name="P15"><text:span text:style-name="T7"><text:s text:c="8"/></text:span><text:span text:style-name="T7">int </text:span><text:span text:style-name="T7"><text:a xlink:href="https://elixir.bootlin.com/linux/v6.1-rc6/C/ident/possible_errs" xlink:type="simple">possible_errs</text:a></text:span><text:span text:style-name="T7">;</text:span></text:p>
            <text:p text:style-name="P15"><text:span text:style-name="T7">};</text:span></text:p>
          </draw:text-box>
        </draw:frame>
        <draw:frame draw:style-name="gr5" draw:text-style-name="P16" draw:layer="layout" svg:width="22.225cm" svg:height="1.444cm" svg:x="0cm" svg:y="8.89cm">
          <draw:text-box>
            <text:p><text:span text:style-name="T7"><text:s text:c="8"/></text:span><text:span text:style-name="T7">int (*</text:span><text:span text:style-name="T7"><text:a xlink:href="https://elixir.bootlin.com/linux/v6.1-rc6/C/ident/map_event" xlink:type="simple">map_event</text:a></text:span><text:span text:style-name="T7">)(int irq, 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 unsigned long *</text:span><text:span text:style-name="T7"><text:a xlink:href="https://elixir.bootlin.com/linux/v6.1-rc6/C/ident/dev_mask" xlink:type="simple">dev_mask</text:a></text:span><text:span text:style-name="T7">);</text:span></text:p>
            <text:p><text:span text:style-name="T7"><text:s text:c="8"/></text:span><text:span text:style-name="T7">int (*</text:span><text:span text:style-name="T7"><text:a xlink:href="https://elixir.bootlin.com/linux/v6.1-rc6/C/ident/renable" xlink:type="simple">renable</text:a></text:span><text:span text:style-name="T7">)(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text:span></text:p>
          </draw:text-box>
        </draw:frame>
        <draw:frame draw:style-name="gr5" draw:text-style-name="P16" draw:layer="layout" svg:width="16.377cm" svg:height="1.046cm" svg:x="1.905cm" svg:y="11.654cm">
          <draw:text-box>
            <text:p text:style-name="P15"><text:span text:style-name="T7">int </text:span><text:span text:style-name="T7"><text:a xlink:href="https://elixir.bootlin.com/linux/v6.1-rc6/C/ident/regulator_irq_map_event_simple" xlink:type="simple">regulator_irq_map_event_simple</text:a></text:span><text:span text:style-name="T7">(int irq, struct </text:span><text:span text:style-name="T7"><text:a xlink:href="https://elixir.bootlin.com/linux/v6.1-rc6/C/ident/regulator_irq_data" xlink:type="simple">regulator_irq_data</text:a></text:span><text:span text:style-name="T7"><text:s/>*</text:span><text:span text:style-name="T7"><text:a xlink:href="https://elixir.bootlin.com/linux/v6.1-rc6/C/ident/rid" xlink:type="simple">rid</text:a></text:span><text:span text:style-name="T7">,</text:span></text:p>
            <text:p text:style-name="P15"><text:span text:style-name="T7"><text:s text:c="28"/></text:span><text:span text:style-name="T7">unsigned long *</text:span><text:span text:style-name="T7"><text:a xlink:href="https://elixir.bootlin.com/linux/v6.1-rc6/C/ident/dev_mask" xlink:type="simple">dev_mask</text:a></text:span><text:span text:style-name="T7">)</text:span></text:p>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5" draw:text-style-name="P16" draw:layer="layout" svg:width="16.589cm" svg:height="14.18cm" svg:x="1.905cm" svg:y="2.24cm">
          <draw:text-box>
            <text:p text:style-name="P15"><text:span text:style-name="T7">sstatic int bd9576_ovd_handler(int irq, struct regulator_irq_data *rid,</text:span></text:p>
            <text:p text:style-name="P15"><text:span text:style-name="T7"><text:tab/></text:span><text:span text:style-name="T7"><text:tab/></text:span><text:span text:style-name="T7"><text:tab/></text:span><text:span text:style-name="T7"> <text:s text:c="5"/></text:span><text:span text:style-name="T7">unsigned long *dev_mask)</text:span></text:p>
            <text:p text:style-name="P15"><text:span text:style-name="T7">{</text:span></text:p>
            <text:p text:style-name="P15"><text:span text:style-name="T7"><text:tab/></text:span><text:span text:style-name="T7">ret = regmap_read(d-&gt;regmap, BD957X_REG_INT_OVD_STAT, &amp;val);</text:span></text:p>
            <text:p text:style-name="P15"><text:span text:style-name="T7"><text:tab/></text:span><text:span text:style-name="T7">if (ret)</text:span></text:p>
            <text:p text:style-name="P15"><text:span text:style-name="T7"><text:tab/></text:span><text:span text:style-name="T7"><text:tab/></text:span><text:span text:style-name="T7">return REGULATOR_FAILED_RETRY;</text:span></text:p>
            <text:p text:style-name="P15"><text:span text:style-name="T7"/></text:p>
            <text:p text:style-name="P15"><text:span text:style-name="T7"><text:tab/></text:span><text:span text:style-name="T7">rid-&gt;opaque = val &amp; OVD_IRQ_VALID_MASK;</text:span></text:p>
            <text:p text:style-name="P15"><text:span text:style-name="T7"><text:tab/></text:span><text:span text:style-name="T7">*dev_mask = 0;</text:span></text:p>
            <text:p text:style-name="P15"><text:span text:style-name="T7"/></text:p>
            <text:p text:style-name="P15"><text:span text:style-name="T7"><text:tab/></text:span><text:span text:style-name="T7">if (!(val &amp; OVD_IRQ_VALID_MASK))</text:span></text:p>
            <text:p text:style-name="P15"><text:span text:style-name="T7"><text:tab/></text:span><text:span text:style-name="T7"><text:tab/></text:span><text:span text:style-name="T7">return 0;</text:span></text:p>
            <text:p text:style-name="P15"><text:span text:style-name="T7"/></text:p>
            <text:p text:style-name="P15"><text:span text:style-name="T7"><text:tab/></text:span><text:span text:style-name="T7">*dev_mask = val &amp; BD9576_xVD_IRQ_MASK_VOUT1TO4;</text:span></text:p>
            <text:p text:style-name="P15"><text:span text:style-name="T7"/></text:p>
            <text:p text:style-name="P15"><text:span text:style-name="T7"><text:tab/></text:span><text:span text:style-name="T7">for_each_set_bit(i, dev_mask, 4) {</text:span></text:p>
            <text:p text:style-name="P15"><text:span text:style-name="T7"><text:tab/></text:span><text:span text:style-name="T7"><text:tab/></text:span><text:span text:style-name="T7">stat <text:s/>= &amp;rid-&gt;states[i];</text:span></text:p>
            <text:p text:style-name="P15"><text:span text:style-name="T7"/></text:p>
            <text:p text:style-name="P15"><text:span text:style-name="T7"><text:tab/></text:span><text:span text:style-name="T7"><text:tab/></text:span><text:span text:style-name="T7">stat-&gt;notifs</text:span><text:span text:style-name="T7"><text:tab/></text:span><text:span text:style-name="T7">= rdata-&gt;ovd_notif;</text:span></text:p>
            <text:p text:style-name="P15"><text:span text:style-name="T7"><text:tab/></text:span><text:span text:style-name="T7"><text:tab/></text:span><text:span text:style-name="T7">stat-&gt;errors</text:span><text:span text:style-name="T7"><text:tab/></text:span><text:span text:style-name="T7">= rdata-&gt;ovd_err;</text:span></text:p>
            <text:p text:style-name="P15"><text:span text:style-name="T7"><text:tab/></text:span><text:span text:style-name="T7">}</text:span></text:p>
            <text:p text:style-name="P15"><text:span text:style-name="T7"/></text:p>
            <text:p text:style-name="P15"><text:span text:style-name="T7"><text:tab/></text:span><text:span text:style-name="T7">/* Clear the sub-IRQ status */</text:span></text:p>
            <text:p text:style-name="P15"><text:span text:style-name="T7"><text:tab/></text:span><text:span text:style-name="T7">regmap_write(d-&gt;regmap, BD957X_REG_INT_OVD_STAT,</text:span></text:p>
            <text:p text:style-name="P15"><text:span text:style-name="T7"><text:tab/></text:span><text:span text:style-name="T7"><text:tab/></text:span><text:span text:style-name="T7"> <text:s text:c="4"/></text:span><text:span text:style-name="T7">OVD_IRQ_VALID_MASK &amp; val);</text:span></text:p>
            <text:p text:style-name="P15"><text:span text:style-name="T7"/></text:p>
            <text:p text:style-name="P15"><text:span text:style-name="T7"><text:tab/></text:span><text:span text:style-name="T7">return 0;</text:span></text:p>
            <text:p text:style-name="P15"><text:span text:style-name="T7">}</text:span></text:p>
            <text:p text:style-name="P15"><text:span text:style-name="T7"/></text:p>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5" draw:text-style-name="P16" draw:layer="layout" svg:width="14.895cm" svg:height="1.046cm" svg:x="2.54cm" svg:y="6.324cm">
          <draw:text-box>
            <text:p text:style-name="P15"><text:span text:style-name="T7"><text:s text:c="16"/></text:span></text:p>
          </draw:text-box>
        </draw:frame>
        <draw:frame draw:style-name="gr5" draw:text-style-name="P16" draw:layer="layout" svg:width="20.955cm" svg:height="3.984cm" svg:x="2.54cm" svg:y="3.001cm">
          <draw:text-box>
            <text:p text:style-name="P14"><text:span text:style-name="T7">struct </text:span><text:span text:style-name="T7"><text:a xlink:href="https://elixir.bootlin.com/linux/v6.1-rc6/C/ident/regulator_dev" xlink:type="simple">regulator_dev</text:a></text:span><text:span text:style-name="T7"><text:s/>*</text:span><text:span text:style-name="T7"><text:a xlink:href="https://elixir.bootlin.com/linux/v6.1-rc6/C/ident/rdevs" xlink:type="simple">rdevs</text:a></text:span><text:span text:style-name="T7">[</text:span><text:span text:style-name="T7"><text:a xlink:href="https://elixir.bootlin.com/linux/v6.1-rc6/C/ident/BD9576_NUM_REGULATORS" xlink:type="simple">BD9576_NUM_REGULATORS</text:a></text:span><text:span text:style-name="T7">];</text:span></text:p>
            <text:p text:style-name="P14"><text:span text:style-name="T7"/></text:p>
            <text:p text:style-name="P15"><text:span text:style-name="T7"><text:a xlink:href="https://elixir.bootlin.com/linux/v6.1-rc6/C/ident/rdevs" xlink:type="simple">rdevs</text:a></text:span><text:span text:style-name="T7">[i] = r-&gt;rdev;</text:span></text:p>
            <text:p text:style-name="P15"><text:span text:style-name="T7">if (i &lt; </text:span><text:span text:style-name="T7"><text:a xlink:href="https://elixir.bootlin.com/linux/v6.1-rc6/C/ident/BD957X_VOUTS1" xlink:type="simple">BD957X_VOUTS1</text:a></text:span><text:span text:style-name="T7">)</text:span></text:p>
            <text:p text:style-name="P15"><text:span text:style-name="T7"><text:tab/></text:span><text:span text:style-name="T7">ovd_devs[i] = r→rdev;</text:span></text:p>
            <text:p text:style-name="P15"><text:span text:style-name="T7"/></text:p>
            <text:p text:style-name="P14"><text:span text:style-name="T7">r-&gt;rdev = </text:span><text:span text:style-name="T7"><text:a xlink:href="https://elixir.bootlin.com/linux/v6.1-rc6/C/ident/devm_regulator_register" xlink:type="simple">devm_regulator_register</text:a></text:span><text:span text:style-name="T7">(&amp;pdev-&gt;dev, desc, &amp;</text:span><text:span text:style-name="T7"><text:a xlink:href="https://elixir.bootlin.com/linux/v6.1-rc6/C/ident/config" xlink:type="simple">config</text:a></text:span><text:span text:style-name="T7">);</text:span></text:p>
            <text:p text:style-name="P14"><text:span text:style-name="T7"/></text:p>
            <text:p text:style-name="P14"><text:span text:style-name="T7">// snip</text:span></text:p>
            <text:p text:style-name="P14"><text:span text:style-name="T7"/></text:p>
            <text:p text:style-name="P14"><text:span text:style-name="T7">int ovd_errs = </text:span><text:span text:style-name="T7"><text:a xlink:href="https://elixir.bootlin.com/linux/v6.1-rc6/C/ident/REGULATOR_ERROR_OVER_VOLTAGE_WARN" xlink:type="simple">REGULATOR_ERROR_OVER_VOLTAGE_WARN</text:a></text:span><text:span text:style-name="T7"><text:s/>| </text:span><text:span text:style-name="T7"><text:a xlink:href="https://elixir.bootlin.com/linux/v6.1-rc6/C/ident/REGULATOR_ERROR_REGULATION_OUT" xlink:type="simple">REGULATOR_ERROR_REGULATION_OUT</text:a></text:span><text:span text:style-name="T7">;</text:span></text:p>
            <text:p text:style-name="P14"><text:span text:style-name="T7"/></text:p>
            <text:p text:style-name="P14"><text:span text:style-name="T7">ret = </text:span><text:span text:style-name="T7"><text:a xlink:href="https://elixir.bootlin.com/linux/v6.1-rc6/C/ident/devm_regulator_irq_helper" xlink:type="simple">devm_regulator_irq_helper</text:a></text:span><text:span text:style-name="T7">(&amp;pdev-&gt;dev, &amp;bd9576_notif_ovd, irq, 0, ovd_errs, NULL,</text:span></text:p>
            <text:p text:style-name="P14"><text:span text:style-name="T7"><text:s text:c="32"/></text:span><text:span text:style-name="T7">&amp;ovd_devs[0], </text:span><text:span text:style-name="T7"><text:a xlink:href="https://elixir.bootlin.com/linux/v6.1-rc6/C/ident/BD9576_NUM_OVD_REGULATORS" xlink:type="simple">BD9576_NUM_OVD_REGULATORS</text:a></text:span><text:span text:style-name="T7">);</text:span></text:p>
            <text:p text:style-name="P14"><text:span text:style-name="T7"/></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No answers promised :)</text:p>
          </draw:text-box>
        </draw:frame>
        <draw:frame presentation:style-name="pr4" draw:layer="layout" svg:width="26cm" svg:height="10cm" svg:x="0.999cm" svg:y="2.999cm" presentation:class="outline">
          <draw:text-box>
            <text:list text:style-name="L2">
              <text:list-header>
                <text:p><text:s/></text:p>
              </text:list-header>
            </text:list>
          </draw:text-box>
        </draw:frame>
        <draw:custom-shape draw:name="Air-Mail 1" draw:style-name="gr33" draw:text-style-name="P31" draw:layer="layout" svg:width="12.065cm" svg:height="5.337cm" svg:x="10.16cm" svg:y="3.81cm">
          <text:p text:style-name="P30"><text:span text:style-name="T11">Question</text:span><text:span text:style-name="T11">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32"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 text:style-name="P9">That’s all peeps!</text:p>
          </draw:text-box>
        </draw:frame>
        <draw:custom-shape draw:name="Air-Mail 2" draw:style-name="gr34" draw:text-style-name="P31" draw:layer="layout" svg:width="13.97cm" svg:height="6.35cm" svg:x="6.985cm" svg:y="4.445cm">
          <text:p text:style-name="P30"><text:span text:style-name="T11">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modern"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1" fo:font-size="24pt" fo:language="en" fo:country="US" style:font-name-asian="DejaVu Sans"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2H29M6S</meta:editing-duration>
    <meta:editing-cycles>35</meta:editing-cycles>
    <meta:generator>LibreOffice/7.3.6.2$Linux_X86_64 LibreOffice_project/30$Build-2</meta:generator>
    <dc:title>Blue Curve</dc:title>
    <dc:date>2022-11-29T16:18:21.639235431</dc:date>
    <meta:document-statistic meta:object-count="173"/>
  </office:meta>
</office:document-meta>
</file>